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5.106cm" fo:break-before="auto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ffff6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How to start an online business in 2024 and some lucrative ideas</text:p>
          </table:table-cell>
          <table:table-cell table:style-name="ce10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start-online-busines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Reasons Why Email Marketing Is So Important</text:p>
          </table:table-cell>
          <table:table-cell table:style-name="ce10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Marketing Strategy: What It Is, How It Works, How To Create One</text:p>
          </table:table-cell>
          <table:table-cell table:style-name="ce10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The ultimate guide to lead generation software + how to use it</text:p>
          </table:table-cell>
          <table:table-cell table:style-name="ce10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7 lead generation strategies to grow your business</text:p>
          </table:table-cell>
          <table:table-cell table:style-name="ce10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Lead nurturing best practices: the ultimate guide</text:p>
          </table:table-cell>
          <table:table-cell table:style-name="ce10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How to grow your email list in 2024</text:p>
          </table:table-cell>
          <table:table-cell table:style-name="ce10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Email marketing: 6 reasons why it’s vital for your business in 2024</text:p>
          </table:table-cell>
          <table:table-cell table:style-name="ce7" office:value-type="string" calcext:value-type="string">
            <text:p>pubblicato</text:p>
          </table:table-cell>
          <table:table-cell table:number-columns-repeated="2"/>
          <table:table-cell table:style-name="ce11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How to create newsworthy content</text:p>
          </table:table-cell>
          <table:table-cell/>
          <table:table-cell office:value-type="string" calcext:value-type="string">
            <text:p>how-to-create-newsworthy-content</text:p>
          </table:table-cell>
          <table:table-cell/>
          <table:table-cell table:style-name="ce11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Email marketing success: How to grow your email list</text:p>
          </table:table-cell>
          <table:table-cell/>
          <table:table-cell office:value-type="string" calcext:value-type="string">
            <text:p>best-ways-grow-email-list</text:p>
          </table:table-cell>
          <table:table-cell/>
          <table:table-cell table:style-name="ce11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1018"/>
        </table:table-row>
        <table:table-row table:style-name="ro2">
          <table:table-cell table:style-name="ce7" office:value-type="string" calcext:value-type="string">
            <text:p>4 steps to creating effective buyer personas </text:p>
          </table:table-cell>
          <table:table-cell table:number-columns-repeated="4"/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GTM-PHMVZRTG 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d-misurazione </text:p>
          </table:table-cell>
          <table:table-cell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Id-stram</text:p>
          </table:table-cell>
          <table:table-cell table:number-columns-repeated="1023"/>
        </table:table-row>
        <table:table-row table:style-name="ro2" table:number-rows-repeated="4">
          <table:table-cell table:number-columns-repeated="1024"/>
        </table:table-row>
        <table:table-row table:style-name="ro4">
          <table:table-cell table:style-name="ce4" office:value-type="string" calcext:value-type="string">
            <text:p>Non sono stati ancora ricevuti dati dal tuo sito web.</text:p>
          </table:table-cell>
          <table:table-cell table:number-columns-repeated="1023"/>
        </table:table-row>
        <table:table-row table:style-name="ro5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10:52:15.575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1-16T15:26:28.718000000</dc:date>
    <meta:editing-duration>PT7H22M8S</meta:editing-duration>
    <meta:editing-cycles>13</meta:editing-cycles>
    <meta:generator>LibreOffice/7.2.0.4$Windows_X86_64 LibreOffice_project/9a9c6381e3f7a62afc1329bd359cc48accb6435b</meta:generator>
    <meta:document-statistic meta:table-count="1" meta:cell-count="45" meta:object-count="0"/>
  </office:meta>
</office:document-meta>
</file>